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3a488" officeooo:paragraph-rsid="0013a488"/>
    </style:style>
    <style:style style:name="P2" style:family="paragraph" style:parent-style-name="Standard">
      <style:text-properties officeooo:rsid="0013a488" officeooo:paragraph-rsid="0013a488"/>
    </style:style>
    <style:style style:name="P3" style:family="paragraph" style:parent-style-name="Standard">
      <style:text-properties fo:font-weight="bold" officeooo:rsid="0013a488" officeooo:paragraph-rsid="0013a488" style:font-weight-asian="bold" style:font-weight-complex="bold"/>
    </style:style>
    <style:style style:name="P4" style:family="paragraph" style:parent-style-name="Standard">
      <style:text-properties fo:font-weight="bold" officeooo:rsid="001443d6" officeooo:paragraph-rsid="001443d6" style:font-weight-asian="bold" style:font-weight-complex="bold"/>
    </style:style>
    <style:style style:name="P5" style:family="paragraph" style:parent-style-name="Standard">
      <style:text-properties fo:font-weight="bold" officeooo:rsid="001a4d98" officeooo:paragraph-rsid="001a4d98" style:font-weight-asian="bold" style:font-weight-complex="bold"/>
    </style:style>
    <style:style style:name="P6" style:family="paragraph" style:parent-style-name="Standard">
      <style:text-properties fo:font-weight="normal" officeooo:rsid="0013a488" officeooo:paragraph-rsid="0013a488" style:font-weight-asian="normal" style:font-weight-complex="normal"/>
    </style:style>
    <style:style style:name="P7" style:family="paragraph" style:parent-style-name="Standard">
      <style:text-properties fo:font-weight="normal" officeooo:rsid="001443d6" officeooo:paragraph-rsid="001443d6" style:font-weight-asian="normal" style:font-weight-complex="normal"/>
    </style:style>
    <style:style style:name="P8" style:family="paragraph" style:parent-style-name="Standard">
      <style:text-properties fo:font-weight="normal" officeooo:rsid="0015bab4" officeooo:paragraph-rsid="0015bab4" style:font-weight-asian="normal" style:font-weight-complex="normal"/>
    </style:style>
    <style:style style:name="P9" style:family="paragraph" style:parent-style-name="Standard">
      <style:text-properties fo:font-weight="normal" officeooo:rsid="001e3c86" officeooo:paragraph-rsid="001e3c86" style:font-weight-asian="normal" style:font-weight-complex="normal"/>
    </style:style>
    <style:style style:name="P10" style:family="paragraph" style:parent-style-name="Standard">
      <style:text-properties officeooo:paragraph-rsid="001a4d98"/>
    </style:style>
    <style:style style:name="T1" style:family="text">
      <style:text-properties officeooo:rsid="001e3c86"/>
    </style:style>
    <style:style style:name="T2" style:family="text">
      <style:text-properties officeooo:rsid="0013a488"/>
    </style:style>
    <style:style style:name="T3" style:family="text">
      <style:text-properties officeooo:rsid="001443d6"/>
    </style:style>
    <style:style style:name="T4" style:family="text">
      <style:text-properties fo:font-weight="normal" officeooo:rsid="001a4d98" style:font-weight-asian="normal" style:font-weight-complex="normal"/>
    </style:style>
    <style:style style:name="T5" style:family="text">
      <style:text-properties fo:font-weight="normal" officeooo:rsid="001e3c86" style:font-weight-asian="normal" style:font-weight-complex="normal"/>
    </style:style>
    <style:style style:name="T6" style:family="text">
      <style:text-properties officeooo:rsid="0015bab4"/>
    </style:style>
    <style:style style:name="T7" style:family="text">
      <style:text-properties officeooo:rsid="001a4d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Presentation of the program : </text:p>
      <text:p text:style-name="P2"/>
      <text:p text:style-name="P2"><text:tab/>This program creates neurons that are connected with each other<text:span text:style-name="T6">s</text:span> like in human brain. This simulation is based of Brunel's cortex model. Each neuron has a membrane potential that evolves in time.</text:p>
      <text:p text:style-name="P2">Each neuron is connected with 1250 other neurons. 1000 of them are excitatory and so will increase its membrane potential, 250 are inhibitory and will in contrary decrease its potential. Furthermore, the neuron has a probability to be connected with outside it means to be excited by an exterior source. </text:p>
      <text:p text:style-name="P2">This simulation is divided in two, first it simulates two connected neurons and then a network of 12500 neurons. </text:p>
      <text:p text:style-name="P2">It's possible to know the time <text:span text:style-name="T1">in ms </text:span>at which a neuron is spiking by looking to “dataNeurone” or “dataNetwork” files.</text:p>
      <text:p text:style-name="P2"/>
      <text:p text:style-name="P3">Compilation of the program : </text:p>
      <text:p text:style-name="P3"/>
      <text:p text:style-name="P6"><text:tab/>To compile the program you need to <text:span text:style-name="T3">write “./Neurone” in the terminal from build directory (cppcourse-brunel/src/build). </text:span></text:p>
      <text:p text:style-name="P7">You can then simulate two neurons that interact with each other and also add a external current at your desired time. You will then simulate 12500 neurons as long as you wish. </text:p>
      <text:p text:style-name="P8">Have a look to <text:span text:style-name="T2">“dataNeurone” </text:span>and<text:span text:style-name="T2"> “dataNetwork” files </text:span>for your results !</text:p>
      <text:p text:style-name="P9">It's also possible to change the constant for example g and rate in “constant.hpp” (cppcourse-brunel/src) to get the four different plots of Brunel. </text:p>
      <text:p text:style-name="P7"/>
      <text:p text:style-name="P4">Tools : </text:p>
      <text:p text:style-name="P4"/>
      <text:p text:style-name="P7"><text:tab/>In the directory “<text:span text:style-name="T1">cppcourse-brunel/src</text:span>”, you will find an “index.html” file <text:s/>that will link to a doxygen documentation of the project. </text:p>
      <text:p text:style-name="P4"/>
      <text:p text:style-name="P4">Compilation of tests : </text:p>
      <text:p text:style-name="P4"/>
      <text:p text:style-name="P7"><text:tab/>You can find different tests in “testNeurone.cpp” that test the two neurons compilation but also the network simulation. </text:p>
      <text:p text:style-name="P7">From build directory, write “./testNeurone” in the terminal to launch the tests. </text:p>
      <text:p text:style-name="P7"/>
      <text:p text:style-name="P5">Visualisation : </text:p>
      <text:p text:style-name="P5"/>
      <text:p text:style-name="P10"><text:span text:style-name="T5"><text:tab/>T</text:span><text:span text:style-name="T4">he visualization of the network </text:span><text:span text:style-name="T5">spikes</text:span><text:span text:style-name="T4"> is possible </text:span><text:span text:style-name="T5">on jupyter website. </text:span><text:span text:style-name="T7">Browse the “dataNetwork” result file (cppcourse-brunel/build), choose python 3 and add text from “diagram.gdf” (cppcourse-brunel/src/build). You should get two pl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a488" officeooo:paragraph-rsid="0013a488"/>
    </style:style>
    <style:style style:name="MT1" style:family="text">
      <style:text-properties officeooo:rsid="001e3c8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udrey Bender <text:tab/>Spiking Network simulation<text:tab/><text:span text:style-name="MT1">11</text:span>.11.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8:17:14.248270575</meta:creation-date>
    <dc:date>2017-11-12T02:45:25.027814208</dc:date>
    <meta:editing-duration>PT20M8S</meta:editing-duration>
    <meta:editing-cycles>9</meta:editing-cycles>
    <meta:generator>LibreOffice/4.2.8.2$Linux_X86_64 LibreOffice_project/420m0$Build-2</meta:generator>
    <meta:document-statistic meta:table-count="0" meta:image-count="0" meta:object-count="0" meta:page-count="1" meta:paragraph-count="18" meta:word-count="310" meta:character-count="1981" meta:non-whitespace-character-count="1669"/>
  </office:meta>
</office:document-meta>
</file>